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8pt" svg:height="255.26pt" svg:x="89.52pt" svg:y="438.94pt">
            <loext:p draw:notify-on-update-of-ranges="Sheet1.K4:Sheet1.K33 Sheet1.D4:Sheet1.D33 Sheet1.E4:Sheet1.E33 Sheet1.F4:Sheet1.F33 Sheet1.G4:Sheet1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2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KDD-2</text:p>
          </table:table-cell>
          <table:table-cell table:style-name="ce1" office:value-type="string" calcext:value-type="string">
            <text:p>MinibatchSize</text:p>
          </table:table-cell>
          <table:table-cell table:number-columns-repeated="2" table:style-name="ce1" office:value-type="string" calcext:value-type="string">
            <text:p>NumSamples</text:p>
          </table:table-cell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.69319" calcext:value-type="float">
            <text:p>0.69319</text:p>
          </table:table-cell>
          <table:table-cell table:number-columns-repeated="3"/>
          <table:table-cell table:number-columns-repeated="2" office:value-type="float" office:value="0.69319" calcext:value-type="float">
            <text:p>0.69319</text:p>
          </table:table-cell>
        </table:table-row>
        <table:table-row table:style-name="ro1">
          <table:table-cell table:number-columns-repeated="3"/>
          <table:table-cell office:value-type="float" office:value="0.340905" calcext:value-type="float">
            <text:p>0.340905</text:p>
          </table:table-cell>
          <table:table-cell office:value-type="float" office:value="0.34053" calcext:value-type="float">
            <text:p>0.34053</text:p>
          </table:table-cell>
          <table:table-cell office:value-type="float" office:value="0.342212" calcext:value-type="float">
            <text:p>0.342212</text:p>
          </table:table-cell>
          <table:table-cell office:value-type="float" office:value="0.343506" calcext:value-type="float">
            <text:p>0.343506</text:p>
          </table:table-cell>
          <table:table-cell table:number-columns-repeated="3"/>
          <table:table-cell office:value-type="float" office:value="0.351754" calcext:value-type="float">
            <text:p>0.351754</text:p>
          </table:table-cell>
          <table:table-cell office:value-type="float" office:value="0.371828" calcext:value-type="float">
            <text:p>0.371828</text:p>
          </table:table-cell>
        </table:table-row>
        <table:table-row table:style-name="ro1">
          <table:table-cell table:number-columns-repeated="3"/>
          <table:table-cell office:value-type="float" office:value="0.340208" calcext:value-type="float">
            <text:p>0.340208</text:p>
          </table:table-cell>
          <table:table-cell office:value-type="float" office:value="0.341415" calcext:value-type="float">
            <text:p>0.341415</text:p>
          </table:table-cell>
          <table:table-cell office:value-type="float" office:value="0.340091" calcext:value-type="float">
            <text:p>0.340091</text:p>
          </table:table-cell>
          <table:table-cell office:value-type="float" office:value="0.34165" calcext:value-type="float">
            <text:p>0.34165</text:p>
          </table:table-cell>
          <table:table-cell table:number-columns-repeated="3"/>
          <table:table-cell office:value-type="float" office:value="0.347987" calcext:value-type="float">
            <text:p>0.347987</text:p>
          </table:table-cell>
          <table:table-cell office:value-type="float" office:value="0.351321" calcext:value-type="float">
            <text:p>0.351321</text:p>
          </table:table-cell>
        </table:table-row>
        <table:table-row table:style-name="ro1">
          <table:table-cell table:number-columns-repeated="3"/>
          <table:table-cell office:value-type="float" office:value="0.340026" calcext:value-type="float">
            <text:p>0.340026</text:p>
          </table:table-cell>
          <table:table-cell office:value-type="float" office:value="0.339797" calcext:value-type="float">
            <text:p>0.339797</text:p>
          </table:table-cell>
          <table:table-cell office:value-type="float" office:value="0.339903" calcext:value-type="float">
            <text:p>0.339903</text:p>
          </table:table-cell>
          <table:table-cell office:value-type="float" office:value="0.341043" calcext:value-type="float">
            <text:p>0.341043</text:p>
          </table:table-cell>
          <table:table-cell table:number-columns-repeated="3"/>
          <table:table-cell office:value-type="float" office:value="0.348902" calcext:value-type="float">
            <text:p>0.348902</text:p>
          </table:table-cell>
          <table:table-cell office:value-type="float" office:value="0.365974" calcext:value-type="float">
            <text:p>0.365974</text:p>
          </table:table-cell>
        </table:table-row>
        <table:table-row table:style-name="ro1">
          <table:table-cell table:number-columns-repeated="3"/>
          <table:table-cell office:value-type="float" office:value="0.34011" calcext:value-type="float">
            <text:p>0.34011</text:p>
          </table:table-cell>
          <table:table-cell office:value-type="float" office:value="0.340012" calcext:value-type="float">
            <text:p>0.340012</text:p>
          </table:table-cell>
          <table:table-cell office:value-type="float" office:value="0.33985" calcext:value-type="float">
            <text:p>0.33985</text:p>
          </table:table-cell>
          <table:table-cell office:value-type="float" office:value="0.340641" calcext:value-type="float">
            <text:p>0.340641</text:p>
          </table:table-cell>
          <table:table-cell table:number-columns-repeated="3"/>
          <table:table-cell office:value-type="float" office:value="0.347231" calcext:value-type="float">
            <text:p>0.347231</text:p>
          </table:table-cell>
          <table:table-cell office:value-type="float" office:value="0.351452" calcext:value-type="float">
            <text:p>0.351452</text:p>
          </table:table-cell>
        </table:table-row>
        <table:table-row table:style-name="ro1">
          <table:table-cell table:number-columns-repeated="3"/>
          <table:table-cell office:value-type="float" office:value="0.339671" calcext:value-type="float">
            <text:p>0.339671</text:p>
          </table:table-cell>
          <table:table-cell office:value-type="float" office:value="0.340115" calcext:value-type="float">
            <text:p>0.340115</text:p>
          </table:table-cell>
          <table:table-cell office:value-type="float" office:value="0.340516" calcext:value-type="float">
            <text:p>0.340516</text:p>
          </table:table-cell>
          <table:table-cell office:value-type="float" office:value="0.34022" calcext:value-type="float">
            <text:p>0.34022</text:p>
          </table:table-cell>
          <table:table-cell table:number-columns-repeated="3"/>
          <table:table-cell office:value-type="float" office:value="0.347953" calcext:value-type="float">
            <text:p>0.347953</text:p>
          </table:table-cell>
          <table:table-cell office:value-type="float" office:value="0.362262" calcext:value-type="float">
            <text:p>0.362262</text:p>
          </table:table-cell>
        </table:table-row>
        <table:table-row table:style-name="ro1">
          <table:table-cell table:number-columns-repeated="3"/>
          <table:table-cell office:value-type="float" office:value="0.341696" calcext:value-type="float">
            <text:p>0.341696</text:p>
          </table:table-cell>
          <table:table-cell office:value-type="float" office:value="0.339506" calcext:value-type="float">
            <text:p>0.339506</text:p>
          </table:table-cell>
          <table:table-cell office:value-type="float" office:value="0.340399" calcext:value-type="float">
            <text:p>0.340399</text:p>
          </table:table-cell>
          <table:table-cell office:value-type="float" office:value="0.340045" calcext:value-type="float">
            <text:p>0.340045</text:p>
          </table:table-cell>
          <table:table-cell table:number-columns-repeated="3"/>
          <table:table-cell office:value-type="float" office:value="0.346778" calcext:value-type="float">
            <text:p>0.346778</text:p>
          </table:table-cell>
          <table:table-cell office:value-type="float" office:value="0.352006" calcext:value-type="float">
            <text:p>0.352006</text:p>
          </table:table-cell>
        </table:table-row>
        <table:table-row table:style-name="ro1">
          <table:table-cell table:number-columns-repeated="3"/>
          <table:table-cell office:value-type="float" office:value="0.339323" calcext:value-type="float">
            <text:p>0.339323</text:p>
          </table:table-cell>
          <table:table-cell office:value-type="float" office:value="0.339718" calcext:value-type="float">
            <text:p>0.339718</text:p>
          </table:table-cell>
          <table:table-cell office:value-type="float" office:value="0.339971" calcext:value-type="float">
            <text:p>0.339971</text:p>
          </table:table-cell>
          <table:table-cell office:value-type="float" office:value="0.339898" calcext:value-type="float">
            <text:p>0.339898</text:p>
          </table:table-cell>
          <table:table-cell table:number-columns-repeated="3"/>
          <table:table-cell office:value-type="float" office:value="0.347224" calcext:value-type="float">
            <text:p>0.347224</text:p>
          </table:table-cell>
          <table:table-cell office:value-type="float" office:value="0.359594" calcext:value-type="float">
            <text:p>0.359594</text:p>
          </table:table-cell>
        </table:table-row>
        <table:table-row table:style-name="ro1">
          <table:table-cell table:number-columns-repeated="3"/>
          <table:table-cell office:value-type="float" office:value="0.339581" calcext:value-type="float">
            <text:p>0.339581</text:p>
          </table:table-cell>
          <table:table-cell office:value-type="float" office:value="0.339614" calcext:value-type="float">
            <text:p>0.339614</text:p>
          </table:table-cell>
          <table:table-cell office:value-type="float" office:value="0.343598" calcext:value-type="float">
            <text:p>0.343598</text:p>
          </table:table-cell>
          <table:table-cell office:value-type="float" office:value="0.33972" calcext:value-type="float">
            <text:p>0.33972</text:p>
          </table:table-cell>
          <table:table-cell table:number-columns-repeated="3"/>
          <table:table-cell office:value-type="float" office:value="0.346403" calcext:value-type="float">
            <text:p>0.346403</text:p>
          </table:table-cell>
          <table:table-cell office:value-type="float" office:value="0.352568" calcext:value-type="float">
            <text:p>0.352568</text:p>
          </table:table-cell>
        </table:table-row>
        <table:table-row table:style-name="ro1">
          <table:table-cell table:number-columns-repeated="3"/>
          <table:table-cell office:value-type="float" office:value="0.33944" calcext:value-type="float">
            <text:p>0.33944</text:p>
          </table:table-cell>
          <table:table-cell office:value-type="float" office:value="0.339851" calcext:value-type="float">
            <text:p>0.339851</text:p>
          </table:table-cell>
          <table:table-cell office:value-type="float" office:value="0.34257" calcext:value-type="float">
            <text:p>0.34257</text:p>
          </table:table-cell>
          <table:table-cell office:value-type="float" office:value="0.339703" calcext:value-type="float">
            <text:p>0.339703</text:p>
          </table:table-cell>
          <table:table-cell table:number-columns-repeated="3"/>
          <table:table-cell office:value-type="float" office:value="0.346637" calcext:value-type="float">
            <text:p>0.346637</text:p>
          </table:table-cell>
          <table:table-cell office:value-type="float" office:value="0.35782" calcext:value-type="float">
            <text:p>0.35782</text:p>
          </table:table-cell>
        </table:table-row>
        <table:table-row table:style-name="ro1">
          <table:table-cell table:number-columns-repeated="3"/>
          <table:table-cell office:value-type="float" office:value="0.339373" calcext:value-type="float">
            <text:p>0.339373</text:p>
          </table:table-cell>
          <table:table-cell office:value-type="float" office:value="0.339459" calcext:value-type="float">
            <text:p>0.339459</text:p>
          </table:table-cell>
          <table:table-cell office:value-type="float" office:value="0.341899" calcext:value-type="float">
            <text:p>0.341899</text:p>
          </table:table-cell>
          <table:table-cell office:value-type="float" office:value="0.339567" calcext:value-type="float">
            <text:p>0.339567</text:p>
          </table:table-cell>
          <table:table-cell table:number-columns-repeated="3"/>
          <table:table-cell office:value-type="float" office:value="0.346044" calcext:value-type="float">
            <text:p>0.346044</text:p>
          </table:table-cell>
          <table:table-cell office:value-type="float" office:value="0.352778" calcext:value-type="float">
            <text:p>0.352778</text:p>
          </table:table-cell>
        </table:table-row>
        <table:table-row table:style-name="ro1">
          <table:table-cell table:number-columns-repeated="3"/>
          <table:table-cell office:value-type="float" office:value="0.339436" calcext:value-type="float">
            <text:p>0.339436</text:p>
          </table:table-cell>
          <table:table-cell office:value-type="float" office:value="0.339437" calcext:value-type="float">
            <text:p>0.339437</text:p>
          </table:table-cell>
          <table:table-cell office:value-type="float" office:value="0.340199" calcext:value-type="float">
            <text:p>0.340199</text:p>
          </table:table-cell>
          <table:table-cell office:value-type="float" office:value="0.339663" calcext:value-type="float">
            <text:p>0.339663</text:p>
          </table:table-cell>
          <table:table-cell table:number-columns-repeated="3"/>
          <table:table-cell office:value-type="float" office:value="0.346163" calcext:value-type="float">
            <text:p>0.346163</text:p>
          </table:table-cell>
          <table:table-cell office:value-type="float" office:value="0.356542" calcext:value-type="float">
            <text:p>0.356542</text:p>
          </table:table-cell>
        </table:table-row>
        <table:table-row table:style-name="ro1">
          <table:table-cell table:number-columns-repeated="3"/>
          <table:table-cell office:value-type="float" office:value="0.339403" calcext:value-type="float">
            <text:p>0.339403</text:p>
          </table:table-cell>
          <table:table-cell office:value-type="float" office:value="0.340696" calcext:value-type="float">
            <text:p>0.340696</text:p>
          </table:table-cell>
          <table:table-cell office:value-type="float" office:value="0.339791" calcext:value-type="float">
            <text:p>0.339791</text:p>
          </table:table-cell>
          <table:table-cell office:value-type="float" office:value="0.339419" calcext:value-type="float">
            <text:p>0.339419</text:p>
          </table:table-cell>
          <table:table-cell table:number-columns-repeated="3"/>
          <table:table-cell office:value-type="float" office:value="0.345717" calcext:value-type="float">
            <text:p>0.345717</text:p>
          </table:table-cell>
          <table:table-cell office:value-type="float" office:value="0.352929" calcext:value-type="float">
            <text:p>0.352929</text:p>
          </table:table-cell>
        </table:table-row>
        <table:table-row table:style-name="ro1">
          <table:table-cell table:number-columns-repeated="3"/>
          <table:table-cell office:value-type="float" office:value="0.339266" calcext:value-type="float">
            <text:p>0.339266</text:p>
          </table:table-cell>
          <table:table-cell office:value-type="float" office:value="0.33952" calcext:value-type="float">
            <text:p>0.33952</text:p>
          </table:table-cell>
          <table:table-cell office:value-type="float" office:value="0.340724" calcext:value-type="float">
            <text:p>0.340724</text:p>
          </table:table-cell>
          <table:table-cell office:value-type="float" office:value="0.339375" calcext:value-type="float">
            <text:p>0.339375</text:p>
          </table:table-cell>
          <table:table-cell table:number-columns-repeated="3"/>
          <table:table-cell office:value-type="float" office:value="0.34576" calcext:value-type="float">
            <text:p>0.34576</text:p>
          </table:table-cell>
          <table:table-cell office:value-type="float" office:value="0.355742" calcext:value-type="float">
            <text:p>0.355742</text:p>
          </table:table-cell>
        </table:table-row>
        <table:table-row table:style-name="ro1">
          <table:table-cell table:number-columns-repeated="3"/>
          <table:table-cell office:value-type="float" office:value="0.339311" calcext:value-type="float">
            <text:p>0.339311</text:p>
          </table:table-cell>
          <table:table-cell office:value-type="float" office:value="0.339706" calcext:value-type="float">
            <text:p>0.339706</text:p>
          </table:table-cell>
          <table:table-cell office:value-type="float" office:value="0.340433" calcext:value-type="float">
            <text:p>0.340433</text:p>
          </table:table-cell>
          <table:table-cell office:value-type="float" office:value="0.339368" calcext:value-type="float">
            <text:p>0.339368</text:p>
          </table:table-cell>
          <table:table-cell table:number-columns-repeated="3"/>
          <table:table-cell office:value-type="float" office:value="0.345395" calcext:value-type="float">
            <text:p>0.345395</text:p>
          </table:table-cell>
          <table:table-cell office:value-type="float" office:value="0.353007" calcext:value-type="float">
            <text:p>0.353007</text:p>
          </table:table-cell>
        </table:table-row>
        <table:table-row table:style-name="ro1">
          <table:table-cell table:number-columns-repeated="3"/>
          <table:table-cell office:value-type="float" office:value="0.340609" calcext:value-type="float">
            <text:p>0.340609</text:p>
          </table:table-cell>
          <table:table-cell office:value-type="float" office:value="0.340351" calcext:value-type="float">
            <text:p>0.340351</text:p>
          </table:table-cell>
          <table:table-cell office:value-type="float" office:value="0.341188" calcext:value-type="float">
            <text:p>0.341188</text:p>
          </table:table-cell>
          <table:table-cell office:value-type="float" office:value="0.339638" calcext:value-type="float">
            <text:p>0.339638</text:p>
          </table:table-cell>
          <table:table-cell table:number-columns-repeated="3"/>
          <table:table-cell office:value-type="float" office:value="0.34542" calcext:value-type="float">
            <text:p>0.34542</text:p>
          </table:table-cell>
          <table:table-cell office:value-type="float" office:value="0.355015" calcext:value-type="float">
            <text:p>0.355015</text:p>
          </table:table-cell>
        </table:table-row>
        <table:table-row table:style-name="ro1">
          <table:table-cell table:number-columns-repeated="3"/>
          <table:table-cell office:value-type="float" office:value="0.339199" calcext:value-type="float">
            <text:p>0.339199</text:p>
          </table:table-cell>
          <table:table-cell office:value-type="float" office:value="0.339621" calcext:value-type="float">
            <text:p>0.339621</text:p>
          </table:table-cell>
          <table:table-cell office:value-type="float" office:value="0.342581" calcext:value-type="float">
            <text:p>0.342581</text:p>
          </table:table-cell>
          <table:table-cell office:value-type="float" office:value="0.339497" calcext:value-type="float">
            <text:p>0.339497</text:p>
          </table:table-cell>
          <table:table-cell table:number-columns-repeated="3"/>
          <table:table-cell office:value-type="float" office:value="0.345116" calcext:value-type="float">
            <text:p>0.345116</text:p>
          </table:table-cell>
          <table:table-cell office:value-type="float" office:value="0.353087" calcext:value-type="float">
            <text:p>0.353087</text:p>
          </table:table-cell>
        </table:table-row>
        <table:table-row table:style-name="ro1">
          <table:table-cell table:number-columns-repeated="3"/>
          <table:table-cell office:value-type="float" office:value="0.339732" calcext:value-type="float">
            <text:p>0.339732</text:p>
          </table:table-cell>
          <table:table-cell office:value-type="float" office:value="0.33977" calcext:value-type="float">
            <text:p>0.33977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339339" calcext:value-type="float">
            <text:p>0.339339</text:p>
          </table:table-cell>
          <table:table-cell table:number-columns-repeated="3"/>
          <table:table-cell office:value-type="float" office:value="0.345102" calcext:value-type="float">
            <text:p>0.345102</text:p>
          </table:table-cell>
          <table:table-cell office:value-type="float" office:value="0.354435" calcext:value-type="float">
            <text:p>0.354435</text:p>
          </table:table-cell>
        </table:table-row>
        <table:table-row table:style-name="ro1">
          <table:table-cell table:number-columns-repeated="3"/>
          <table:table-cell office:value-type="float" office:value="0.341475" calcext:value-type="float">
            <text:p>0.341475</text:p>
          </table:table-cell>
          <table:table-cell office:value-type="float" office:value="0.33933" calcext:value-type="float">
            <text:p>0.33933</text:p>
          </table:table-cell>
          <table:table-cell office:value-type="float" office:value="0.341237" calcext:value-type="float">
            <text:p>0.341237</text:p>
          </table:table-cell>
          <table:table-cell office:value-type="float" office:value="0.339387" calcext:value-type="float">
            <text:p>0.339387</text:p>
          </table:table-cell>
          <table:table-cell table:number-columns-repeated="3"/>
          <table:table-cell office:value-type="float" office:value="0.344868" calcext:value-type="float">
            <text:p>0.344868</text:p>
          </table:table-cell>
          <table:table-cell office:value-type="float" office:value="0.353086" calcext:value-type="float">
            <text:p>0.353086</text:p>
          </table:table-cell>
        </table:table-row>
        <table:table-row table:style-name="ro1">
          <table:table-cell table:number-columns-repeated="3"/>
          <table:table-cell office:value-type="float" office:value="0.339565" calcext:value-type="float">
            <text:p>0.339565</text:p>
          </table:table-cell>
          <table:table-cell office:value-type="float" office:value="0.340583" calcext:value-type="float">
            <text:p>0.340583</text:p>
          </table:table-cell>
          <table:table-cell office:value-type="float" office:value="0.340053" calcext:value-type="float">
            <text:p>0.340053</text:p>
          </table:table-cell>
          <table:table-cell office:value-type="float" office:value="0.339234" calcext:value-type="float">
            <text:p>0.339234</text:p>
          </table:table-cell>
          <table:table-cell table:number-columns-repeated="3"/>
          <table:table-cell office:value-type="float" office:value="0.34484" calcext:value-type="float">
            <text:p>0.34484</text:p>
          </table:table-cell>
          <table:table-cell office:value-type="float" office:value="0.354001" calcext:value-type="float">
            <text:p>0.354001</text:p>
          </table:table-cell>
        </table:table-row>
        <table:table-row table:style-name="ro1">
          <table:table-cell table:number-columns-repeated="3"/>
          <table:table-cell office:value-type="float" office:value="0.339441" calcext:value-type="float">
            <text:p>0.339441</text:p>
          </table:table-cell>
          <table:table-cell office:value-type="float" office:value="0.339465" calcext:value-type="float">
            <text:p>0.339465</text:p>
          </table:table-cell>
          <table:table-cell office:value-type="float" office:value="0.339969" calcext:value-type="float">
            <text:p>0.339969</text:p>
          </table:table-cell>
          <table:table-cell office:value-type="float" office:value="0.339194" calcext:value-type="float">
            <text:p>0.339194</text:p>
          </table:table-cell>
          <table:table-cell table:number-columns-repeated="3"/>
          <table:table-cell office:value-type="float" office:value="0.344626" calcext:value-type="float">
            <text:p>0.344626</text:p>
          </table:table-cell>
          <table:table-cell office:value-type="float" office:value="0.353253" calcext:value-type="float">
            <text:p>0.353253</text:p>
          </table:table-cell>
        </table:table-row>
        <table:table-row table:style-name="ro1">
          <table:table-cell table:number-columns-repeated="3"/>
          <table:table-cell office:value-type="float" office:value="0.33931" calcext:value-type="float">
            <text:p>0.33931</text:p>
          </table:table-cell>
          <table:table-cell office:value-type="float" office:value="0.340976" calcext:value-type="float">
            <text:p>0.340976</text:p>
          </table:table-cell>
          <table:table-cell office:value-type="float" office:value="0.341033" calcext:value-type="float">
            <text:p>0.341033</text:p>
          </table:table-cell>
          <table:table-cell office:value-type="float" office:value="0.339391" calcext:value-type="float">
            <text:p>0.339391</text:p>
          </table:table-cell>
          <table:table-cell table:number-columns-repeated="3"/>
          <table:table-cell office:value-type="float" office:value="0.3446" calcext:value-type="float">
            <text:p>0.3446</text:p>
          </table:table-cell>
          <table:table-cell office:value-type="float" office:value="0.353593" calcext:value-type="float">
            <text:p>0.353593</text:p>
          </table:table-cell>
        </table:table-row>
        <table:table-row table:style-name="ro1">
          <table:table-cell table:number-columns-repeated="3"/>
          <table:table-cell office:value-type="float" office:value="0.339739" calcext:value-type="float">
            <text:p>0.339739</text:p>
          </table:table-cell>
          <table:table-cell office:value-type="float" office:value="0.339613" calcext:value-type="float">
            <text:p>0.339613</text:p>
          </table:table-cell>
          <table:table-cell office:value-type="float" office:value="0.340858" calcext:value-type="float">
            <text:p>0.340858</text:p>
          </table:table-cell>
          <table:table-cell office:value-type="float" office:value="0.33937" calcext:value-type="float">
            <text:p>0.33937</text:p>
          </table:table-cell>
          <table:table-cell table:number-columns-repeated="3"/>
          <table:table-cell office:value-type="float" office:value="0.344422" calcext:value-type="float">
            <text:p>0.344422</text:p>
          </table:table-cell>
          <table:table-cell office:value-type="float" office:value="0.353189" calcext:value-type="float">
            <text:p>0.353189</text:p>
          </table:table-cell>
        </table:table-row>
        <table:table-row table:style-name="ro1">
          <table:table-cell table:number-columns-repeated="3"/>
          <table:table-cell office:value-type="float" office:value="0.33998" calcext:value-type="float">
            <text:p>0.33998</text:p>
          </table:table-cell>
          <table:table-cell office:value-type="float" office:value="0.339577" calcext:value-type="float">
            <text:p>0.339577</text:p>
          </table:table-cell>
          <table:table-cell office:value-type="float" office:value="0.339652" calcext:value-type="float">
            <text:p>0.339652</text:p>
          </table:table-cell>
          <table:table-cell office:value-type="float" office:value="0.339248" calcext:value-type="float">
            <text:p>0.339248</text:p>
          </table:table-cell>
          <table:table-cell table:number-columns-repeated="3"/>
          <table:table-cell office:value-type="float" office:value="0.344378" calcext:value-type="float">
            <text:p>0.344378</text:p>
          </table:table-cell>
          <table:table-cell office:value-type="float" office:value="0.353513" calcext:value-type="float">
            <text:p>0.353513</text:p>
          </table:table-cell>
        </table:table-row>
        <table:table-row table:style-name="ro1">
          <table:table-cell table:number-columns-repeated="3"/>
          <table:table-cell office:value-type="float" office:value="0.33925" calcext:value-type="float">
            <text:p>0.33925</text:p>
          </table:table-cell>
          <table:table-cell office:value-type="float" office:value="0.339944" calcext:value-type="float">
            <text:p>0.339944</text:p>
          </table:table-cell>
          <table:table-cell office:value-type="float" office:value="0.340505" calcext:value-type="float">
            <text:p>0.340505</text:p>
          </table:table-cell>
          <table:table-cell office:value-type="float" office:value="0.340171" calcext:value-type="float">
            <text:p>0.340171</text:p>
          </table:table-cell>
          <table:table-cell table:number-columns-repeated="3"/>
          <table:table-cell office:value-type="float" office:value="0.344221" calcext:value-type="float">
            <text:p>0.344221</text:p>
          </table:table-cell>
          <table:table-cell office:value-type="float" office:value="0.353008" calcext:value-type="float">
            <text:p>0.353008</text:p>
          </table:table-cell>
        </table:table-row>
        <table:table-row table:style-name="ro1">
          <table:table-cell table:number-columns-repeated="3"/>
          <table:table-cell office:value-type="float" office:value="0.340433" calcext:value-type="float">
            <text:p>0.340433</text:p>
          </table:table-cell>
          <table:table-cell office:value-type="float" office:value="0.339376" calcext:value-type="float">
            <text:p>0.339376</text:p>
          </table:table-cell>
          <table:table-cell office:value-type="float" office:value="0.339918" calcext:value-type="float">
            <text:p>0.339918</text:p>
          </table:table-cell>
          <table:table-cell office:value-type="float" office:value="0.339153" calcext:value-type="float">
            <text:p>0.339153</text:p>
          </table:table-cell>
          <table:table-cell table:number-columns-repeated="3"/>
          <table:table-cell office:value-type="float" office:value="0.344174" calcext:value-type="float">
            <text:p>0.344174</text:p>
          </table:table-cell>
          <table:table-cell office:value-type="float" office:value="0.353369" calcext:value-type="float">
            <text:p>0.353369</text:p>
          </table:table-cell>
        </table:table-row>
        <table:table-row table:style-name="ro1">
          <table:table-cell table:number-columns-repeated="3"/>
          <table:table-cell office:value-type="float" office:value="0.339307" calcext:value-type="float">
            <text:p>0.339307</text:p>
          </table:table-cell>
          <table:table-cell office:value-type="float" office:value="0.341896" calcext:value-type="float">
            <text:p>0.341896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0.339226" calcext:value-type="float">
            <text:p>0.339226</text:p>
          </table:table-cell>
          <table:table-cell table:number-columns-repeated="3"/>
          <table:table-cell office:value-type="float" office:value="0.344042" calcext:value-type="float">
            <text:p>0.344042</text:p>
          </table:table-cell>
          <table:table-cell office:value-type="float" office:value="0.353016" calcext:value-type="float">
            <text:p>0.353016</text:p>
          </table:table-cell>
        </table:table-row>
        <table:table-row table:style-name="ro1">
          <table:table-cell table:number-columns-repeated="3"/>
          <table:table-cell office:value-type="float" office:value="0.339308" calcext:value-type="float">
            <text:p>0.339308</text:p>
          </table:table-cell>
          <table:table-cell office:value-type="float" office:value="0.339636" calcext:value-type="float">
            <text:p>0.339636</text:p>
          </table:table-cell>
          <table:table-cell office:value-type="float" office:value="0.339855" calcext:value-type="float">
            <text:p>0.339855</text:p>
          </table:table-cell>
          <table:table-cell office:value-type="float" office:value="0.339134" calcext:value-type="float">
            <text:p>0.339134</text:p>
          </table:table-cell>
          <table:table-cell table:number-columns-repeated="3"/>
          <table:table-cell office:value-type="float" office:value="0.343979" calcext:value-type="float">
            <text:p>0.343979</text:p>
          </table:table-cell>
          <table:table-cell office:value-type="float" office:value="0.353201" calcext:value-type="float">
            <text:p>0.353201</text:p>
          </table:table-cell>
        </table:table-row>
        <table:table-row table:style-name="ro1">
          <table:table-cell table:number-columns-repeated="3"/>
          <table:table-cell office:value-type="float" office:value="0.33931" calcext:value-type="float">
            <text:p>0.33931</text:p>
          </table:table-cell>
          <table:table-cell office:value-type="float" office:value="0.339518" calcext:value-type="float">
            <text:p>0.339518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9508" calcext:value-type="float">
            <text:p>0.339508</text:p>
          </table:table-cell>
          <table:table-cell table:number-columns-repeated="3"/>
          <table:table-cell office:value-type="float" office:value="0.343884" calcext:value-type="float">
            <text:p>0.343884</text:p>
          </table:table-cell>
          <table:table-cell office:value-type="float" office:value="0.352905" calcext:value-type="float">
            <text:p>0.352905</text:p>
          </table:table-cell>
        </table:table-row>
        <table:table-row table:style-name="ro1">
          <table:table-cell table:number-columns-repeated="3"/>
          <table:table-cell office:value-type="float" office:value="0.339242" calcext:value-type="float">
            <text:p>0.339242</text:p>
          </table:table-cell>
          <table:table-cell office:value-type="float" office:value="0.339556" calcext:value-type="float">
            <text:p>0.339556</text:p>
          </table:table-cell>
          <table:table-cell office:value-type="float" office:value="0.339599" calcext:value-type="float">
            <text:p>0.339599</text:p>
          </table:table-cell>
          <table:table-cell office:value-type="float" office:value="0.339069" calcext:value-type="float">
            <text:p>0.339069</text:p>
          </table:table-cell>
          <table:table-cell table:number-columns-repeated="3"/>
          <table:table-cell office:value-type="float" office:value="0.343814" calcext:value-type="float">
            <text:p>0.343814</text:p>
          </table:table-cell>
          <table:table-cell office:value-type="float" office:value="0.353066" calcext:value-type="float">
            <text:p>0.353066</text:p>
          </table:table-cell>
        </table:table-row>
        <table:table-row table:style-name="ro1">
          <table:table-cell table:number-columns-repeated="3"/>
          <table:table-cell office:value-type="float" office:value="0.339857" calcext:value-type="float">
            <text:p>0.339857</text:p>
          </table:table-cell>
          <table:table-cell office:value-type="float" office:value="0.339389" calcext:value-type="float">
            <text:p>0.339389</text:p>
          </table:table-cell>
          <table:table-cell office:value-type="float" office:value="0.339681" calcext:value-type="float">
            <text:p>0.339681</text:p>
          </table:table-cell>
          <table:table-cell office:value-type="float" office:value="0.339092" calcext:value-type="float">
            <text:p>0.339092</text:p>
          </table:table-cell>
          <table:table-cell table:number-columns-repeated="3"/>
          <table:table-cell office:value-type="float" office:value="0.343715" calcext:value-type="float">
            <text:p>0.343715</text:p>
          </table:table-cell>
          <table:table-cell office:value-type="float" office:value="0.352908" calcext:value-type="float">
            <text:p>0.352908</text:p>
          </table:table-cell>
        </table:table-row>
        <table:table-row table:style-name="ro1">
          <table:table-cell table:number-columns-repeated="10"/>
          <table:table-cell office:value-type="float" office:value="0.343648" calcext:value-type="float">
            <text:p>0.3436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571" calcext:value-type="float">
            <text:p>0.3435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501" calcext:value-type="float">
            <text:p>0.34350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412" calcext:value-type="float">
            <text:p>0.3434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363" calcext:value-type="float">
            <text:p>0.3433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278" calcext:value-type="float">
            <text:p>0.3432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232" calcext:value-type="float">
            <text:p>0.3432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158" calcext:value-type="float">
            <text:p>0.3431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094" calcext:value-type="float">
            <text:p>0.3430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305" calcext:value-type="float">
            <text:p>0.343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961" calcext:value-type="float">
            <text:p>0.3429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943" calcext:value-type="float">
            <text:p>0.3429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839" calcext:value-type="float">
            <text:p>0.3428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836" calcext:value-type="float">
            <text:p>0.3428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736" calcext:value-type="float">
            <text:p>0.3427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743" calcext:value-type="float">
            <text:p>0.3427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648" calcext:value-type="float">
            <text:p>0.3426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643" calcext:value-type="float">
            <text:p>0.3426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576" calcext:value-type="float">
            <text:p>0.3425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547" calcext:value-type="float">
            <text:p>0.3425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504" calcext:value-type="float">
            <text:p>0.3425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447" calcext:value-type="float">
            <text:p>0.3424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436" calcext:value-type="float">
            <text:p>0.3424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359" calcext:value-type="float">
            <text:p>0.3423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368" calcext:value-type="float">
            <text:p>0.3423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276" calcext:value-type="float">
            <text:p>0.3422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309" calcext:value-type="float">
            <text:p>0.3423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21" calcext:value-type="float">
            <text:p>0.342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236" calcext:value-type="float">
            <text:p>0.3422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155" calcext:value-type="float">
            <text:p>0.3421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184" calcext:value-type="float">
            <text:p>0.3421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086" calcext:value-type="float">
            <text:p>0.3420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125" calcext:value-type="float">
            <text:p>0.342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029" calcext:value-type="float">
            <text:p>0.3420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074" calcext:value-type="float">
            <text:p>0.3420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972" calcext:value-type="float">
            <text:p>0.3419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2007" calcext:value-type="float">
            <text:p>0.3420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941" calcext:value-type="float">
            <text:p>0.3419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937" calcext:value-type="float">
            <text:p>0.3419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897" calcext:value-type="float">
            <text:p>0.3418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898" calcext:value-type="float">
            <text:p>0.3418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836" calcext:value-type="float">
            <text:p>0.3418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86" calcext:value-type="float">
            <text:p>0.341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785" calcext:value-type="float">
            <text:p>0.3417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813" calcext:value-type="float">
            <text:p>0.34181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748" calcext:value-type="float">
            <text:p>0.3417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763" calcext:value-type="float">
            <text:p>0.3417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71" calcext:value-type="float">
            <text:p>0.341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718" calcext:value-type="float">
            <text:p>0.3417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88" calcext:value-type="float">
            <text:p>0.3416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64" calcext:value-type="float">
            <text:p>0.3416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58" calcext:value-type="float">
            <text:p>0.3416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35" calcext:value-type="float">
            <text:p>0.3416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2" calcext:value-type="float">
            <text:p>0.341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612" calcext:value-type="float">
            <text:p>0.3416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67" calcext:value-type="float">
            <text:p>0.3415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95" calcext:value-type="float">
            <text:p>0.3415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33" calcext:value-type="float">
            <text:p>0.3415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75" calcext:value-type="float">
            <text:p>0.3415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83" calcext:value-type="float">
            <text:p>0.3414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59" calcext:value-type="float">
            <text:p>0.3415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61" calcext:value-type="float">
            <text:p>0.3414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51" calcext:value-type="float">
            <text:p>0.341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42" calcext:value-type="float">
            <text:p>0.3414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67" calcext:value-type="float">
            <text:p>0.3414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28" calcext:value-type="float">
            <text:p>0.3414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29" calcext:value-type="float">
            <text:p>0.3414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12" calcext:value-type="float">
            <text:p>0.3414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4" calcext:value-type="float">
            <text:p>0.34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41383" calcext:value-type="float">
            <text:p>0.3413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38:38.207899471</meta:creation-date>
    <dc:date>2018-09-26T16:11:14.890276219</dc:date>
    <meta:editing-duration>PT1H32M31S</meta:editing-duration>
    <meta:editing-cycles>11</meta:editing-cycles>
    <meta:generator>LibreOffice/5.1.6.2$Linux_X86_64 LibreOffice_project/10m0$Build-2</meta:generator>
    <meta:document-statistic meta:table-count="1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column-mapping="4 0 1 2 3" chart:style-name="ch1">
        <chart:legend chart:legend-position="end" svg:x="13.134cm" svg:y="3.208cm" style:legend-expansion="high" chart:style-name="ch2"/>
        <chart:plot-area chart:style-name="ch3" table:cell-range-address="Sheet1.K4:Sheet1.K33 Sheet1.D4:Sheet1.G33" svg:x="0.32cm" svg:y="0.18cm" svg:width="12.494cm" svg:height="8.646cm">
          <chartooo:coordinate-region svg:x="1.418cm" svg:y="0.379cm" svg:width="11.2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33" chart:class="chart:line">
            <chart:data-point chart:repeated="30"/>
          </chart:series>
          <chart:series chart:style-name="ch7" chart:values-cell-range-address="Sheet1.D4:Sheet1.D33" chart:class="chart:line">
            <chart:data-point chart:repeated="30"/>
          </chart:series>
          <chart:series chart:style-name="ch8" chart:values-cell-range-address="Sheet1.E4:Sheet1.E33" chart:class="chart:line">
            <chart:data-point chart:repeated="30"/>
          </chart:series>
          <chart:series chart:style-name="ch9" chart:values-cell-range-address="Sheet1.F4:Sheet1.F33" chart:class="chart:line">
            <chart:data-point chart:repeated="30"/>
          </chart:series>
          <chart:series chart:style-name="ch10" chart:values-cell-range-address="Sheet1.G4:Sheet1.G33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754">
                <text:p>0.351754</text:p>
                <draw:g>
                  <svg:desc>Sheet1.K4:Sheet1.K33</svg:desc>
                </draw:g>
              </table:table-cell>
              <table:table-cell office:value-type="float" office:value="0.340905">
                <text:p>0.340905</text:p>
                <draw:g>
                  <svg:desc>Sheet1.D4:Sheet1.D33</svg:desc>
                </draw:g>
              </table:table-cell>
              <table:table-cell office:value-type="float" office:value="0.34053">
                <text:p>0.34053</text:p>
                <draw:g>
                  <svg:desc>Sheet1.E4:Sheet1.E33</svg:desc>
                </draw:g>
              </table:table-cell>
              <table:table-cell office:value-type="float" office:value="0.342212">
                <text:p>0.342212</text:p>
                <draw:g>
                  <svg:desc>Sheet1.F4:Sheet1.F33</svg:desc>
                </draw:g>
              </table:table-cell>
              <table:table-cell office:value-type="float" office:value="0.343506">
                <text:p>0.343506</text:p>
                <draw:g>
                  <svg:desc>Sheet1.G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7987">
                <text:p>0.347987</text:p>
              </table:table-cell>
              <table:table-cell office:value-type="float" office:value="0.340208">
                <text:p>0.340208</text:p>
              </table:table-cell>
              <table:table-cell office:value-type="float" office:value="0.341415">
                <text:p>0.341415</text:p>
              </table:table-cell>
              <table:table-cell office:value-type="float" office:value="0.340091">
                <text:p>0.340091</text:p>
              </table:table-cell>
              <table:table-cell office:value-type="float" office:value="0.34165">
                <text:p>0.3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8902">
                <text:p>0.348902</text:p>
              </table:table-cell>
              <table:table-cell office:value-type="float" office:value="0.340026">
                <text:p>0.340026</text:p>
              </table:table-cell>
              <table:table-cell office:value-type="float" office:value="0.339797">
                <text:p>0.339797</text:p>
              </table:table-cell>
              <table:table-cell office:value-type="float" office:value="0.339903">
                <text:p>0.339903</text:p>
              </table:table-cell>
              <table:table-cell office:value-type="float" office:value="0.341043">
                <text:p>0.341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231">
                <text:p>0.347231</text:p>
              </table:table-cell>
              <table:table-cell office:value-type="float" office:value="0.34011">
                <text:p>0.34011</text:p>
              </table:table-cell>
              <table:table-cell office:value-type="float" office:value="0.340012">
                <text:p>0.340012</text:p>
              </table:table-cell>
              <table:table-cell office:value-type="float" office:value="0.33985">
                <text:p>0.33985</text:p>
              </table:table-cell>
              <table:table-cell office:value-type="float" office:value="0.340641">
                <text:p>0.340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7953">
                <text:p>0.347953</text:p>
              </table:table-cell>
              <table:table-cell office:value-type="float" office:value="0.339671">
                <text:p>0.339671</text:p>
              </table:table-cell>
              <table:table-cell office:value-type="float" office:value="0.340115">
                <text:p>0.340115</text:p>
              </table:table-cell>
              <table:table-cell office:value-type="float" office:value="0.340516">
                <text:p>0.340516</text:p>
              </table:table-cell>
              <table:table-cell office:value-type="float" office:value="0.34022">
                <text:p>0.34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6778">
                <text:p>0.346778</text:p>
              </table:table-cell>
              <table:table-cell office:value-type="float" office:value="0.341696">
                <text:p>0.341696</text:p>
              </table:table-cell>
              <table:table-cell office:value-type="float" office:value="0.339506">
                <text:p>0.339506</text:p>
              </table:table-cell>
              <table:table-cell office:value-type="float" office:value="0.340399">
                <text:p>0.340399</text:p>
              </table:table-cell>
              <table:table-cell office:value-type="float" office:value="0.340045">
                <text:p>0.34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7224">
                <text:p>0.347224</text:p>
              </table:table-cell>
              <table:table-cell office:value-type="float" office:value="0.339323">
                <text:p>0.339323</text:p>
              </table:table-cell>
              <table:table-cell office:value-type="float" office:value="0.339718">
                <text:p>0.339718</text:p>
              </table:table-cell>
              <table:table-cell office:value-type="float" office:value="0.339971">
                <text:p>0.339971</text:p>
              </table:table-cell>
              <table:table-cell office:value-type="float" office:value="0.339898">
                <text:p>0.339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6403">
                <text:p>0.346403</text:p>
              </table:table-cell>
              <table:table-cell office:value-type="float" office:value="0.339581">
                <text:p>0.339581</text:p>
              </table:table-cell>
              <table:table-cell office:value-type="float" office:value="0.339614">
                <text:p>0.339614</text:p>
              </table:table-cell>
              <table:table-cell office:value-type="float" office:value="0.343598">
                <text:p>0.343598</text:p>
              </table:table-cell>
              <table:table-cell office:value-type="float" office:value="0.33972">
                <text:p>0.33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6637">
                <text:p>0.346637</text:p>
              </table:table-cell>
              <table:table-cell office:value-type="float" office:value="0.33944">
                <text:p>0.33944</text:p>
              </table:table-cell>
              <table:table-cell office:value-type="float" office:value="0.339851">
                <text:p>0.339851</text:p>
              </table:table-cell>
              <table:table-cell office:value-type="float" office:value="0.34257">
                <text:p>0.34257</text:p>
              </table:table-cell>
              <table:table-cell office:value-type="float" office:value="0.339703">
                <text:p>0.339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6044">
                <text:p>0.346044</text:p>
              </table:table-cell>
              <table:table-cell office:value-type="float" office:value="0.339373">
                <text:p>0.339373</text:p>
              </table:table-cell>
              <table:table-cell office:value-type="float" office:value="0.339459">
                <text:p>0.339459</text:p>
              </table:table-cell>
              <table:table-cell office:value-type="float" office:value="0.341899">
                <text:p>0.341899</text:p>
              </table:table-cell>
              <table:table-cell office:value-type="float" office:value="0.339567">
                <text:p>0.339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6163">
                <text:p>0.346163</text:p>
              </table:table-cell>
              <table:table-cell office:value-type="float" office:value="0.339436">
                <text:p>0.339436</text:p>
              </table:table-cell>
              <table:table-cell office:value-type="float" office:value="0.339437">
                <text:p>0.339437</text:p>
              </table:table-cell>
              <table:table-cell office:value-type="float" office:value="0.340199">
                <text:p>0.340199</text:p>
              </table:table-cell>
              <table:table-cell office:value-type="float" office:value="0.339663">
                <text:p>0.339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717">
                <text:p>0.345717</text:p>
              </table:table-cell>
              <table:table-cell office:value-type="float" office:value="0.339403">
                <text:p>0.339403</text:p>
              </table:table-cell>
              <table:table-cell office:value-type="float" office:value="0.340696">
                <text:p>0.340696</text:p>
              </table:table-cell>
              <table:table-cell office:value-type="float" office:value="0.339791">
                <text:p>0.339791</text:p>
              </table:table-cell>
              <table:table-cell office:value-type="float" office:value="0.339419">
                <text:p>0.33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576">
                <text:p>0.34576</text:p>
              </table:table-cell>
              <table:table-cell office:value-type="float" office:value="0.339266">
                <text:p>0.339266</text:p>
              </table:table-cell>
              <table:table-cell office:value-type="float" office:value="0.33952">
                <text:p>0.33952</text:p>
              </table:table-cell>
              <table:table-cell office:value-type="float" office:value="0.340724">
                <text:p>0.340724</text:p>
              </table:table-cell>
              <table:table-cell office:value-type="float" office:value="0.339375">
                <text:p>0.33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395">
                <text:p>0.345395</text:p>
              </table:table-cell>
              <table:table-cell office:value-type="float" office:value="0.339311">
                <text:p>0.339311</text:p>
              </table:table-cell>
              <table:table-cell office:value-type="float" office:value="0.339706">
                <text:p>0.339706</text:p>
              </table:table-cell>
              <table:table-cell office:value-type="float" office:value="0.340433">
                <text:p>0.340433</text:p>
              </table:table-cell>
              <table:table-cell office:value-type="float" office:value="0.339368">
                <text:p>0.339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542">
                <text:p>0.34542</text:p>
              </table:table-cell>
              <table:table-cell office:value-type="float" office:value="0.340609">
                <text:p>0.340609</text:p>
              </table:table-cell>
              <table:table-cell office:value-type="float" office:value="0.340351">
                <text:p>0.340351</text:p>
              </table:table-cell>
              <table:table-cell office:value-type="float" office:value="0.341188">
                <text:p>0.341188</text:p>
              </table:table-cell>
              <table:table-cell office:value-type="float" office:value="0.339638">
                <text:p>0.339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116">
                <text:p>0.345116</text:p>
              </table:table-cell>
              <table:table-cell office:value-type="float" office:value="0.339199">
                <text:p>0.339199</text:p>
              </table:table-cell>
              <table:table-cell office:value-type="float" office:value="0.339621">
                <text:p>0.339621</text:p>
              </table:table-cell>
              <table:table-cell office:value-type="float" office:value="0.342581">
                <text:p>0.342581</text:p>
              </table:table-cell>
              <table:table-cell office:value-type="float" office:value="0.339497">
                <text:p>0.339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5102">
                <text:p>0.345102</text:p>
              </table:table-cell>
              <table:table-cell office:value-type="float" office:value="0.339732">
                <text:p>0.339732</text:p>
              </table:table-cell>
              <table:table-cell office:value-type="float" office:value="0.33977">
                <text:p>0.33977</text:p>
              </table:table-cell>
              <table:table-cell office:value-type="float" office:value="0.33972">
                <text:p>0.33972</text:p>
              </table:table-cell>
              <table:table-cell office:value-type="float" office:value="0.339339">
                <text:p>0.339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4868">
                <text:p>0.344868</text:p>
              </table:table-cell>
              <table:table-cell office:value-type="float" office:value="0.341475">
                <text:p>0.341475</text:p>
              </table:table-cell>
              <table:table-cell office:value-type="float" office:value="0.33933">
                <text:p>0.33933</text:p>
              </table:table-cell>
              <table:table-cell office:value-type="float" office:value="0.341237">
                <text:p>0.341237</text:p>
              </table:table-cell>
              <table:table-cell office:value-type="float" office:value="0.339387">
                <text:p>0.339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84">
                <text:p>0.34484</text:p>
              </table:table-cell>
              <table:table-cell office:value-type="float" office:value="0.339565">
                <text:p>0.339565</text:p>
              </table:table-cell>
              <table:table-cell office:value-type="float" office:value="0.340583">
                <text:p>0.340583</text:p>
              </table:table-cell>
              <table:table-cell office:value-type="float" office:value="0.340053">
                <text:p>0.340053</text:p>
              </table:table-cell>
              <table:table-cell office:value-type="float" office:value="0.339234">
                <text:p>0.339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4626">
                <text:p>0.344626</text:p>
              </table:table-cell>
              <table:table-cell office:value-type="float" office:value="0.339441">
                <text:p>0.339441</text:p>
              </table:table-cell>
              <table:table-cell office:value-type="float" office:value="0.339465">
                <text:p>0.339465</text:p>
              </table:table-cell>
              <table:table-cell office:value-type="float" office:value="0.339969">
                <text:p>0.339969</text:p>
              </table:table-cell>
              <table:table-cell office:value-type="float" office:value="0.339194">
                <text:p>0.339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6">
                <text:p>0.3446</text:p>
              </table:table-cell>
              <table:table-cell office:value-type="float" office:value="0.33931">
                <text:p>0.33931</text:p>
              </table:table-cell>
              <table:table-cell office:value-type="float" office:value="0.340976">
                <text:p>0.340976</text:p>
              </table:table-cell>
              <table:table-cell office:value-type="float" office:value="0.341033">
                <text:p>0.341033</text:p>
              </table:table-cell>
              <table:table-cell office:value-type="float" office:value="0.339391">
                <text:p>0.339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4422">
                <text:p>0.344422</text:p>
              </table:table-cell>
              <table:table-cell office:value-type="float" office:value="0.339739">
                <text:p>0.339739</text:p>
              </table:table-cell>
              <table:table-cell office:value-type="float" office:value="0.339613">
                <text:p>0.339613</text:p>
              </table:table-cell>
              <table:table-cell office:value-type="float" office:value="0.340858">
                <text:p>0.340858</text:p>
              </table:table-cell>
              <table:table-cell office:value-type="float" office:value="0.33937">
                <text:p>0.33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4378">
                <text:p>0.344378</text:p>
              </table:table-cell>
              <table:table-cell office:value-type="float" office:value="0.33998">
                <text:p>0.33998</text:p>
              </table:table-cell>
              <table:table-cell office:value-type="float" office:value="0.339577">
                <text:p>0.339577</text:p>
              </table:table-cell>
              <table:table-cell office:value-type="float" office:value="0.339652">
                <text:p>0.339652</text:p>
              </table:table-cell>
              <table:table-cell office:value-type="float" office:value="0.339248">
                <text:p>0.339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4221">
                <text:p>0.344221</text:p>
              </table:table-cell>
              <table:table-cell office:value-type="float" office:value="0.33925">
                <text:p>0.33925</text:p>
              </table:table-cell>
              <table:table-cell office:value-type="float" office:value="0.339944">
                <text:p>0.339944</text:p>
              </table:table-cell>
              <table:table-cell office:value-type="float" office:value="0.340505">
                <text:p>0.340505</text:p>
              </table:table-cell>
              <table:table-cell office:value-type="float" office:value="0.340171">
                <text:p>0.340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4174">
                <text:p>0.344174</text:p>
              </table:table-cell>
              <table:table-cell office:value-type="float" office:value="0.340433">
                <text:p>0.340433</text:p>
              </table:table-cell>
              <table:table-cell office:value-type="float" office:value="0.339376">
                <text:p>0.339376</text:p>
              </table:table-cell>
              <table:table-cell office:value-type="float" office:value="0.339918">
                <text:p>0.339918</text:p>
              </table:table-cell>
              <table:table-cell office:value-type="float" office:value="0.339153">
                <text:p>0.339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042">
                <text:p>0.344042</text:p>
              </table:table-cell>
              <table:table-cell office:value-type="float" office:value="0.339307">
                <text:p>0.339307</text:p>
              </table:table-cell>
              <table:table-cell office:value-type="float" office:value="0.341896">
                <text:p>0.341896</text:p>
              </table:table-cell>
              <table:table-cell office:value-type="float" office:value="0.339737">
                <text:p>0.339737</text:p>
              </table:table-cell>
              <table:table-cell office:value-type="float" office:value="0.339226">
                <text:p>0.339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979">
                <text:p>0.343979</text:p>
              </table:table-cell>
              <table:table-cell office:value-type="float" office:value="0.339308">
                <text:p>0.339308</text:p>
              </table:table-cell>
              <table:table-cell office:value-type="float" office:value="0.339636">
                <text:p>0.339636</text:p>
              </table:table-cell>
              <table:table-cell office:value-type="float" office:value="0.339855">
                <text:p>0.339855</text:p>
              </table:table-cell>
              <table:table-cell office:value-type="float" office:value="0.339134">
                <text:p>0.339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84">
                <text:p>0.343884</text:p>
              </table:table-cell>
              <table:table-cell office:value-type="float" office:value="0.33931">
                <text:p>0.33931</text:p>
              </table:table-cell>
              <table:table-cell office:value-type="float" office:value="0.339518">
                <text:p>0.339518</text:p>
              </table:table-cell>
              <table:table-cell office:value-type="float" office:value="0.3397">
                <text:p>0.3397</text:p>
              </table:table-cell>
              <table:table-cell office:value-type="float" office:value="0.339508">
                <text:p>0.339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814">
                <text:p>0.343814</text:p>
              </table:table-cell>
              <table:table-cell office:value-type="float" office:value="0.339242">
                <text:p>0.339242</text:p>
              </table:table-cell>
              <table:table-cell office:value-type="float" office:value="0.339556">
                <text:p>0.339556</text:p>
              </table:table-cell>
              <table:table-cell office:value-type="float" office:value="0.339599">
                <text:p>0.339599</text:p>
              </table:table-cell>
              <table:table-cell office:value-type="float" office:value="0.339069">
                <text:p>0.339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3715">
                <text:p>0.343715</text:p>
              </table:table-cell>
              <table:table-cell office:value-type="float" office:value="0.339857">
                <text:p>0.339857</text:p>
              </table:table-cell>
              <table:table-cell office:value-type="float" office:value="0.339389">
                <text:p>0.339389</text:p>
              </table:table-cell>
              <table:table-cell office:value-type="float" office:value="0.339681">
                <text:p>0.339681</text:p>
              </table:table-cell>
              <table:table-cell office:value-type="float" office:value="0.339092">
                <text:p>0.339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